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3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1.1pt" svg:y="133.6pt">
            <loext:p draw:notify-on-update-of-ranges="Sheet1.D1:Sheet1.D9 Sheet1.D10:Sheet1.D21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T(ms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0</text:p>
          </table:table-cell>
          <table:table-cell office:value-type="string" calcext:value-type="string">
            <text:p>Mon Sep 25 21:40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</text:p>
          </table:table-cell>
          <table:table-cell office:value-type="string" calcext:value-type="string">
            <text:p>Mon Sep 25 21:40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</text:p>
          </table:table-cell>
          <table:table-cell office:value-type="string" calcext:value-type="string">
            <text:p>Mon Sep 25 21:40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</text:p>
          </table:table-cell>
          <table:table-cell office:value-type="string" calcext:value-type="string">
            <text:p>Mon Sep 25 21:40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</text:p>
          </table:table-cell>
          <table:table-cell office:value-type="string" calcext:value-type="string">
            <text:p>Mon Sep 25 21:40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</text:p>
          </table:table-cell>
          <table:table-cell office:value-type="string" calcext:value-type="string">
            <text:p>Mon Sep 25 21:40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</text:p>
          </table:table-cell>
          <table:table-cell office:value-type="string" calcext:value-type="string">
            <text:p>Mon Sep 25 21:40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</text:p>
          </table:table-cell>
          <table:table-cell office:value-type="string" calcext:value-type="string">
            <text:p>Mon Sep 25 21:40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0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questThread-1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AVERAGE([.D10:.D2123])" office:value-type="float" office:value="1470.65315739868" calcext:value-type="float">
            <text:p>1470.6531573987</text:p>
          </table:table-cell>
        </table:table-row>
        <table:table-row table:style-name="ro1" table:visibility="filter">
          <table:table-cell office:value-type="string" calcext:value-type="string">
            <text:p>RequestThread-10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0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</text:p>
          </table:table-cell>
          <table:table-cell office:value-type="string" calcext:value-type="string">
            <text:p>Mon Sep 25 21:40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1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2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5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6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9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1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</text:p>
          </table:table-cell>
          <table:table-cell office:value-type="string" calcext:value-type="string">
            <text:p>Mon Sep 25 21:40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3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5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7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3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4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5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</text:p>
          </table:table-cell>
          <table:table-cell office:value-type="string" calcext:value-type="string">
            <text:p>Mon Sep 25 21:40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6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9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3" calcext:value-type="float">
            <text:p>1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7" calcext:value-type="float">
            <text:p>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46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6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47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7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48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5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6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7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</text:p>
          </table:table-cell>
          <table:table-cell office:value-type="string" calcext:value-type="string">
            <text:p>Mon Sep 25 21:40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5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9" calcext:value-type="float">
            <text:p>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7" calcext:value-type="float">
            <text:p>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5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6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0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0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1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1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2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5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9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3</text:p>
          </table:table-cell>
          <table:table-cell office:value-type="string" calcext:value-type="string">
            <text:p>Mon Sep 25 21:40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2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4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5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8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9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2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3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4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6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1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</text:p>
          </table:table-cell>
          <table:table-cell office:value-type="string" calcext:value-type="string">
            <text:p>Mon Sep 25 21:40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0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4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6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1" calcext:value-type="float">
            <text:p>1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1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4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8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3" calcext:value-type="float">
            <text:p>8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9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9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0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6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7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</text:p>
          </table:table-cell>
          <table:table-cell office:value-type="string" calcext:value-type="string">
            <text:p>Mon Sep 25 21:40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0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1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1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2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4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6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7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8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9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0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1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2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0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6" calcext:value-type="float">
            <text:p>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1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6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7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</text:p>
          </table:table-cell>
          <table:table-cell office:value-type="string" calcext:value-type="string">
            <text:p>Mon Sep 25 21:40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3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4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6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7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8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9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10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11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12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13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3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14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4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15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6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7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8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9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0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1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2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3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4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5</text:p>
          </table:table-cell>
          <table:table-cell office:value-type="string" calcext:value-type="string">
            <text:p>Mon Sep 25 21:40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5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16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17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18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19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20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21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22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23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24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25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26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6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27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8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9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0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1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2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3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4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5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6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7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8</text:p>
          </table:table-cell>
          <table:table-cell office:value-type="string" calcext:value-type="string">
            <text:p>Mon Sep 25 21:40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7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28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0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1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2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2" calcext:value-type="float">
            <text:p>1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3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4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5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6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7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38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39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9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7" calcext:value-type="float">
            <text:p>9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40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0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41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1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42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3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4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5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6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7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8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9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0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1</text:p>
          </table:table-cell>
          <table:table-cell office:value-type="string" calcext:value-type="string">
            <text:p>Mon Sep 25 21:40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9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2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3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4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5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6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7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8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49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50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51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52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2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53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3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54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4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55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6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7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8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9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0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1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2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3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4</text:p>
          </table:table-cell>
          <table:table-cell office:value-type="string" calcext:value-type="string">
            <text:p>Mon Sep 25 21:40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5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56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57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9" calcext:value-type="float">
            <text:p>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58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59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60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61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62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63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64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65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5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66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6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67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8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9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0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1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2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3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4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5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6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7</text:p>
          </table:table-cell>
          <table:table-cell office:value-type="string" calcext:value-type="string">
            <text:p>Mon Sep 25 21:40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7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68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69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0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1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2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3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4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5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6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77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78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8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79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9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80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0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81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2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3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4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5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6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7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8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9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0</text:p>
          </table:table-cell>
          <table:table-cell office:value-type="string" calcext:value-type="string">
            <text:p>Mon Sep 25 21:40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1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2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3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4" calcext:value-type="float">
            <text:p>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4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5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6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7" calcext:value-type="float">
            <text:p>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7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8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89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90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91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1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92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2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93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4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5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6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7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8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9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0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1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2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3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4</text:p>
          </table:table-cell>
          <table:table-cell office:value-type="string" calcext:value-type="string">
            <text:p>Mon Sep 25 21:40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3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94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95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96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97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03" calcext:value-type="float">
            <text:p>1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98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8" calcext:value-type="float">
            <text:p>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99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0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1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2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3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05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5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06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7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8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9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0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1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2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3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4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5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6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7</text:p>
          </table:table-cell>
          <table:table-cell office:value-type="string" calcext:value-type="string">
            <text:p>Mon Sep 25 21:40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4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6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7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8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3" calcext:value-type="float">
            <text:p>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09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0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1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2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3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4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5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6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7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18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9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0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1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2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3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4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5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6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7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8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9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0</text:p>
          </table:table-cell>
          <table:table-cell office:value-type="string" calcext:value-type="string">
            <text:p>Mon Sep 25 21:40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8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9" calcext:value-type="float">
            <text:p>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19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0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1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2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3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4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5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6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7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8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6" calcext:value-type="float">
            <text:p>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29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30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6" calcext:value-type="float">
            <text:p>8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31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1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32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2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33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4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5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6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7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8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9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0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1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2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3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4</text:p>
          </table:table-cell>
          <table:table-cell office:value-type="string" calcext:value-type="string">
            <text:p>Mon Sep 25 21:41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3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34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35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36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37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38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39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0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1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2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3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4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45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6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7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8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9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0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1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2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3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4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5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6</text:p>
          </table:table-cell>
          <table:table-cell office:value-type="string" calcext:value-type="string">
            <text:p>Mon Sep 25 21:41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5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6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7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8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49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50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51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52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53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4" calcext:value-type="float">
            <text:p>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54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55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56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57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7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58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8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59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0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1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2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3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4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5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6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7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8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9</text:p>
          </table:table-cell>
          <table:table-cell office:value-type="string" calcext:value-type="string">
            <text:p>Mon Sep 25 21:41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9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0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1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2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3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4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5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6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7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8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69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70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0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71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1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72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3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4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5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6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7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8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9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0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1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2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3</text:p>
          </table:table-cell>
          <table:table-cell office:value-type="string" calcext:value-type="string">
            <text:p>Mon Sep 25 21:41:0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2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73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74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75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76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77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78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79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0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1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3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84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5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5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1" calcext:value-type="float">
            <text:p>8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86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7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8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9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0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1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2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3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4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5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6</text:p>
          </table:table-cell>
          <table:table-cell office:value-type="string" calcext:value-type="string">
            <text:p>Mon Sep 25 21:41:0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2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03" calcext:value-type="float">
            <text:p>1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4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6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7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8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89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0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5" calcext:value-type="float">
            <text:p>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1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2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3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4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5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6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297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8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9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0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1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2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3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4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5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6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7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8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9</text:p>
          </table:table-cell>
          <table:table-cell office:value-type="string" calcext:value-type="string">
            <text:p>Mon Sep 25 21:41:0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7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8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299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0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1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2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3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4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5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6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7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8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09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10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0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11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2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3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4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5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6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7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8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9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0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1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2</text:p>
          </table:table-cell>
          <table:table-cell office:value-type="string" calcext:value-type="string">
            <text:p>Mon Sep 25 21:41:0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1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2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3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4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5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6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7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8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19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0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1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2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23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4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5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6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6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27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8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9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0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1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2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3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4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5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6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7</text:p>
          </table:table-cell>
          <table:table-cell office:value-type="string" calcext:value-type="string">
            <text:p>Mon Sep 25 21:41:0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3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4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5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7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8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29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30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31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32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33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34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35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2" calcext:value-type="float">
            <text:p>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36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37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38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8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39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9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40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1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2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3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4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5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6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7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8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9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0</text:p>
          </table:table-cell>
          <table:table-cell office:value-type="string" calcext:value-type="string">
            <text:p>Mon Sep 25 21:41:0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0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1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2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3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4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5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6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7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5" calcext:value-type="float">
            <text:p>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8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49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50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51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52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3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4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5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6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7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8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9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0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1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2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3</text:p>
          </table:table-cell>
          <table:table-cell office:value-type="string" calcext:value-type="string">
            <text:p>Mon Sep 25 21:41:0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2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53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54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55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56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57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58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59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60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61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62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63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64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4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65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6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6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67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8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9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0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1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2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3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4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5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6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7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8</text:p>
          </table:table-cell>
          <table:table-cell office:value-type="string" calcext:value-type="string">
            <text:p>Mon Sep 25 21:41:1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5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67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68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4" calcext:value-type="float">
            <text:p>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69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0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1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2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3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4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5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6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7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78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79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0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0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81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2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3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4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5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6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7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8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9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0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1</text:p>
          </table:table-cell>
          <table:table-cell office:value-type="string" calcext:value-type="string">
            <text:p>Mon Sep 25 21:41:1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9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1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2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3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4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5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6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7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8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89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90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91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6" calcext:value-type="float">
            <text:p>8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92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3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3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94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4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395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6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7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8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9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0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1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2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3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4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5</text:p>
          </table:table-cell>
          <table:table-cell office:value-type="string" calcext:value-type="string">
            <text:p>Mon Sep 25 21:41:1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2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95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96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97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98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399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0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1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9" calcext:value-type="float">
            <text:p>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2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3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4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5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406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06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407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8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9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0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1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2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3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4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5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6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7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8</text:p>
          </table:table-cell>
          <table:table-cell office:value-type="string" calcext:value-type="string">
            <text:p>Mon Sep 25 21:41:1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07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8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09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0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1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2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3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4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90" calcext:value-type="float">
            <text:p>129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419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0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1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2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3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4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5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6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7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8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29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0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1</text:p>
          </table:table-cell>
          <table:table-cell office:value-type="string" calcext:value-type="string">
            <text:p>Mon Sep 25 21:41:1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2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3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4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5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6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7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8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9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0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1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2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3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4</text:p>
          </table:table-cell>
          <table:table-cell office:value-type="string" calcext:value-type="string">
            <text:p>Mon Sep 25 21:41:1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5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6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7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8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9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0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1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2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3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4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5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6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7</text:p>
          </table:table-cell>
          <table:table-cell office:value-type="string" calcext:value-type="string">
            <text:p>Mon Sep 25 21:41:1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8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59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0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1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2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3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4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5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6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7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8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9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0</text:p>
          </table:table-cell>
          <table:table-cell office:value-type="string" calcext:value-type="string">
            <text:p>Mon Sep 25 21:41:1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1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2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3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4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5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6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7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8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79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0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1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2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3</text:p>
          </table:table-cell>
          <table:table-cell office:value-type="string" calcext:value-type="string">
            <text:p>Mon Sep 25 21:41:1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4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5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6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7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8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9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0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1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2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3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4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5</text:p>
          </table:table-cell>
          <table:table-cell office:value-type="string" calcext:value-type="string">
            <text:p>Mon Sep 25 21:41:1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6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7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8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9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0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1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2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3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4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5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6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7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8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09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0</text:p>
          </table:table-cell>
          <table:table-cell office:value-type="string" calcext:value-type="string">
            <text:p>Mon Sep 25 21:41:2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1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2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3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4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5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6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7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8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9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0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1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2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3</text:p>
          </table:table-cell>
          <table:table-cell office:value-type="string" calcext:value-type="string">
            <text:p>Mon Sep 25 21:41:2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15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87" calcext:value-type="float">
            <text:p>9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6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09" calcext:value-type="float">
            <text:p>9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7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2" calcext:value-type="float">
            <text:p>9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8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85" calcext:value-type="float">
            <text:p>8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19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86" calcext:value-type="float">
            <text:p>8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0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39" calcext:value-type="float">
            <text:p>8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1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32" calcext:value-type="float">
            <text:p>87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24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5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6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7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8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9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0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1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2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3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4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5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6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37</text:p>
          </table:table-cell>
          <table:table-cell office:value-type="string" calcext:value-type="string">
            <text:p>Mon Sep 25 21:41:2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22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60" calcext:value-type="float">
            <text:p>9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3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45" calcext:value-type="float">
            <text:p>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4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33" calcext:value-type="float">
            <text:p>8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5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64" calcext:value-type="float">
            <text:p>8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6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59" calcext:value-type="float">
            <text:p>8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7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36" calcext:value-type="float">
            <text:p>8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8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58" calcext:value-type="float">
            <text:p>8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29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27" calcext:value-type="float">
            <text:p>8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0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1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01" calcext:value-type="float">
            <text:p>8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2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10" calcext:value-type="float">
            <text:p>8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3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2" calcext:value-type="float">
            <text:p>8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4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53" calcext:value-type="float">
            <text:p>8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5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6" calcext:value-type="float">
            <text:p>8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6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55" calcext:value-type="float">
            <text:p>8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7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16" calcext:value-type="float">
            <text:p>8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8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1" calcext:value-type="float">
            <text:p>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39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2" calcext:value-type="float">
            <text:p>7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0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6" calcext:value-type="float">
            <text:p>8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1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38" calcext:value-type="float">
            <text:p>7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2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10" calcext:value-type="float">
            <text:p>7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3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71" calcext:value-type="float">
            <text:p>7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4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51" calcext:value-type="float">
            <text:p>7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5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89" calcext:value-type="float">
            <text:p>7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6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4" calcext:value-type="float">
            <text:p>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7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98" calcext:value-type="float">
            <text:p>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8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69" calcext:value-type="float">
            <text:p>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49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73" calcext:value-type="float">
            <text:p>7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0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82" calcext:value-type="float">
            <text:p>7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1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98" calcext:value-type="float">
            <text:p>6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2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06" calcext:value-type="float">
            <text:p>6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3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79" calcext:value-type="float">
            <text:p>6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4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02" calcext:value-type="float">
            <text:p>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5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04" calcext:value-type="float">
            <text:p>6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6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47" calcext:value-type="float">
            <text:p>6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9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059" calcext:value-type="float">
            <text:p>4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0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151" calcext:value-type="float">
            <text:p>4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1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69" calcext:value-type="float">
            <text:p>3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2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29" calcext:value-type="float">
            <text:p>3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3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001" calcext:value-type="float">
            <text:p>4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4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81" calcext:value-type="float">
            <text:p>3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5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940" calcext:value-type="float">
            <text:p>3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7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8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9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0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1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729" calcext:value-type="float">
            <text:p>1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2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3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95" calcext:value-type="float">
            <text:p>1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4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787" calcext:value-type="float">
            <text:p>1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5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1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19" calcext:value-type="float">
            <text:p>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2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3" calcext:value-type="float">
            <text:p>1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3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4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5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6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7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6" calcext:value-type="float">
            <text:p>80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38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38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39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39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40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40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41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2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3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4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5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6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7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8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9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50</text:p>
          </table:table-cell>
          <table:table-cell office:value-type="string" calcext:value-type="string">
            <text:p>Mon Sep 25 21:41:2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57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1" calcext:value-type="float">
            <text:p>7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8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3" calcext:value-type="float">
            <text:p>7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59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6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993" calcext:value-type="float">
            <text:p>3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7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901" calcext:value-type="float">
            <text:p>3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8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324" calcext:value-type="float">
            <text:p>4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99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86" calcext:value-type="float">
            <text:p>3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0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774" calcext:value-type="float">
            <text:p>3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1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907" calcext:value-type="float">
            <text:p>3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2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3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782" calcext:value-type="float">
            <text:p>3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4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55" calcext:value-type="float">
            <text:p>3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5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04" calcext:value-type="float">
            <text:p>3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6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7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734" calcext:value-type="float">
            <text:p>3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8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932" calcext:value-type="float">
            <text:p>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0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941" calcext:value-type="float">
            <text:p>3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1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715" calcext:value-type="float">
            <text:p>3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6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69" calcext:value-type="float">
            <text:p>1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7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8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29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30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1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2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3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4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5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6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7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8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49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50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51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51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0" calcext:value-type="float">
            <text:p>8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52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52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53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54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54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55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56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57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58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59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60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61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62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63</text:p>
          </table:table-cell>
          <table:table-cell office:value-type="string" calcext:value-type="string">
            <text:p>Mon Sep 25 21:41:2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60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97" calcext:value-type="float">
            <text:p>7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1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65" calcext:value-type="float">
            <text:p>7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2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89" calcext:value-type="float">
            <text:p>8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3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51" calcext:value-type="float">
            <text:p>7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4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40" calcext:value-type="float">
            <text:p>7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5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16" calcext:value-type="float">
            <text:p>7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6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4" calcext:value-type="float">
            <text:p>7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7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3" calcext:value-type="float">
            <text:p>8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8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1" calcext:value-type="float">
            <text:p>8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69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2" calcext:value-type="float">
            <text:p>7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0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68" calcext:value-type="float">
            <text:p>7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1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55" calcext:value-type="float">
            <text:p>7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2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63" calcext:value-type="float">
            <text:p>7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3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51" calcext:value-type="float">
            <text:p>7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4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29" calcext:value-type="float">
            <text:p>7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09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381" calcext:value-type="float">
            <text:p>4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2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3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58" calcext:value-type="float">
            <text:p>3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4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5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965" calcext:value-type="float">
            <text:p>3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16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796" calcext:value-type="float">
            <text:p>3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53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55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56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57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58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59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60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61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62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63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64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4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65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5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66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6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67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68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69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70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71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72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73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74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75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76</text:p>
          </table:table-cell>
          <table:table-cell office:value-type="string" calcext:value-type="string">
            <text:p>Mon Sep 25 21:41:2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75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53" calcext:value-type="float">
            <text:p>7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6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3" calcext:value-type="float">
            <text:p>8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7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6" calcext:value-type="float">
            <text:p>8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8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09" calcext:value-type="float">
            <text:p>7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79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7" calcext:value-type="float">
            <text:p>7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1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38" calcext:value-type="float">
            <text:p>7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2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9" calcext:value-type="float">
            <text:p>7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3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5" calcext:value-type="float">
            <text:p>7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67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68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69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0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1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2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3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4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5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7" calcext:value-type="float">
            <text:p>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6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6" calcext:value-type="float">
            <text:p>8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77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77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78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78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79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0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1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2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3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4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5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6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7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8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9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0</text:p>
          </table:table-cell>
          <table:table-cell office:value-type="string" calcext:value-type="string">
            <text:p>Mon Sep 25 21:41:2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80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97" calcext:value-type="float">
            <text:p>8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4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8" calcext:value-type="float">
            <text:p>8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5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2" calcext:value-type="float">
            <text:p>7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6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2" calcext:value-type="float">
            <text:p>7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7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8" calcext:value-type="float">
            <text:p>7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488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6" calcext:value-type="float">
            <text:p>7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79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0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1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2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3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4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5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6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7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8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89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0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91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91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592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3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4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5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6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7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8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99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00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01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02</text:p>
          </table:table-cell>
          <table:table-cell office:value-type="string" calcext:value-type="string">
            <text:p>Mon Sep 25 21:41:2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92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3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4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5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6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7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8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599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4" calcext:value-type="float">
            <text:p>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00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2" calcext:value-type="float">
            <text:p>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01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02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2" calcext:value-type="float">
            <text:p>9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03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04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04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05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05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06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07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08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09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10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11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12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13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14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15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16</text:p>
          </table:table-cell>
          <table:table-cell office:value-type="string" calcext:value-type="string">
            <text:p>Mon Sep 25 21:41:2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03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06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07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9" calcext:value-type="float">
            <text:p>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08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09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10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11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12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4" calcext:value-type="float">
            <text:p>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13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14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15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16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4" calcext:value-type="float">
            <text:p>9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17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17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18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18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19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0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1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2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3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4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5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6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7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8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29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0</text:p>
          </table:table-cell>
          <table:table-cell office:value-type="string" calcext:value-type="string">
            <text:p>Mon Sep 25 21:41:2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19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0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1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2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3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5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6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7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8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29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0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4" calcext:value-type="float">
            <text:p>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31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2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3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4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5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6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7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8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9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0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1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2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3</text:p>
          </table:table-cell>
          <table:table-cell office:value-type="string" calcext:value-type="string">
            <text:p>Mon Sep 25 21:41:3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24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1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2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3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4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5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6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7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8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39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40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41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42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43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44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44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45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6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46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47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8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9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50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51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52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53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54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55</text:p>
          </table:table-cell>
          <table:table-cell office:value-type="string" calcext:value-type="string">
            <text:p>Mon Sep 25 21:41:3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45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47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48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49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50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51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52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53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54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55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56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56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57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57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58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58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59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0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1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2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3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4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5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6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7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8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9</text:p>
          </table:table-cell>
          <table:table-cell office:value-type="string" calcext:value-type="string">
            <text:p>Mon Sep 25 21:41:3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59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0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3" calcext:value-type="float">
            <text:p>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1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2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3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4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5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6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7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8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69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70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70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71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2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3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4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5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6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7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8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9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0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1</text:p>
          </table:table-cell>
          <table:table-cell office:value-type="string" calcext:value-type="string">
            <text:p>Mon Sep 25 21:41:3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71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1" calcext:value-type="float">
            <text:p>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2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3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4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5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6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7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8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79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80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81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82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82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83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83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84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5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6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7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8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9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90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91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92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93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94</text:p>
          </table:table-cell>
          <table:table-cell office:value-type="string" calcext:value-type="string">
            <text:p>Mon Sep 25 21:41:3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84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85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86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87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88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89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90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91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92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93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94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95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95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96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96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697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98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99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0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1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2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3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4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5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6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7</text:p>
          </table:table-cell>
          <table:table-cell office:value-type="string" calcext:value-type="string">
            <text:p>Mon Sep 25 21:41:3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97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98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699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0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1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2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3" calcext:value-type="float">
            <text:p>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3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4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5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6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07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08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08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09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0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1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2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3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4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5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6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7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8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9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0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1</text:p>
          </table:table-cell>
          <table:table-cell office:value-type="string" calcext:value-type="string">
            <text:p>Mon Sep 25 21:41:3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09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9" calcext:value-type="float">
            <text:p>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0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1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2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3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4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5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6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7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8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19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20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21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22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22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6" calcext:value-type="float">
            <text:p>8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23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23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24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5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6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7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8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9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30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31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32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33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34</text:p>
          </table:table-cell>
          <table:table-cell office:value-type="string" calcext:value-type="string">
            <text:p>Mon Sep 25 21:41:3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24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25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26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27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28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29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30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31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32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33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35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35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36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36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37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37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38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39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0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1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2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3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4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5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6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7</text:p>
          </table:table-cell>
          <table:table-cell office:value-type="string" calcext:value-type="string">
            <text:p>Mon Sep 25 21:41:3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34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12" calcext:value-type="float">
            <text:p>1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38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39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40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41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1" calcext:value-type="float">
            <text:p>1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42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43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44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5" calcext:value-type="float">
            <text:p>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45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46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8" calcext:value-type="float">
            <text:p>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47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48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9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49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50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50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51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2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3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4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5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6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7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8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59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60</text:p>
          </table:table-cell>
          <table:table-cell office:value-type="string" calcext:value-type="string">
            <text:p>Mon Sep 25 21:41:3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48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1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2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3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4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5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6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7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8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59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60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61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61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62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62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63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63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64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64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65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66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67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68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69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0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1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2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3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4</text:p>
          </table:table-cell>
          <table:table-cell office:value-type="string" calcext:value-type="string">
            <text:p>Mon Sep 25 21:41:4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65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66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3" calcext:value-type="float">
            <text:p>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67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68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69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0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1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2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3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4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75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75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76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7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8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9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0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1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2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3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4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5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6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7</text:p>
          </table:table-cell>
          <table:table-cell office:value-type="string" calcext:value-type="string">
            <text:p>Mon Sep 25 21:41:4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76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7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8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79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0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1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4" calcext:value-type="float">
            <text:p>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2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3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4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5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6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1" calcext:value-type="float">
            <text:p>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87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88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88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89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89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90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90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791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2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3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4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5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6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7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8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9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0</text:p>
          </table:table-cell>
          <table:table-cell office:value-type="string" calcext:value-type="string">
            <text:p>Mon Sep 25 21:41:4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91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2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3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4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5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6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7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9" calcext:value-type="float">
            <text:p>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8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799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0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7" calcext:value-type="float">
            <text:p>90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01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01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02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3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4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5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6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7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8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9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10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11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12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13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14</text:p>
          </table:table-cell>
          <table:table-cell office:value-type="string" calcext:value-type="string">
            <text:p>Mon Sep 25 21:41:4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02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3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4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4" calcext:value-type="float">
            <text:p>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5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6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7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8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09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10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7" calcext:value-type="float">
            <text:p>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11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1" calcext:value-type="float">
            <text:p>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12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13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14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15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15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16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16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17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18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19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0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1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2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3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4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5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6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7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8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9</text:p>
          </table:table-cell>
          <table:table-cell office:value-type="string" calcext:value-type="string">
            <text:p>Mon Sep 25 21:41:4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17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18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19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0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1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2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3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4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5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6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7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8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9" calcext:value-type="float">
            <text:p>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29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30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30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31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2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3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4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5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6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7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8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39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0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1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2</text:p>
          </table:table-cell>
          <table:table-cell office:value-type="string" calcext:value-type="string">
            <text:p>Mon Sep 25 21:41:4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31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2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3" calcext:value-type="float">
            <text:p>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3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4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5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6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7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8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39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40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41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42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43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43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44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5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45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46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7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8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9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0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1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2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3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4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5</text:p>
          </table:table-cell>
          <table:table-cell office:value-type="string" calcext:value-type="string">
            <text:p>Mon Sep 25 21:41:4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44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46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47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48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49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0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1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2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3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4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5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56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56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57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8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9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0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1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2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3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4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5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6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7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8</text:p>
          </table:table-cell>
          <table:table-cell office:value-type="string" calcext:value-type="string">
            <text:p>Mon Sep 25 21:41:4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57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8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59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0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1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2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3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4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5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6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7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68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69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69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70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1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2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3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4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5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6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7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8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9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0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1</text:p>
          </table:table-cell>
          <table:table-cell office:value-type="string" calcext:value-type="string">
            <text:p>Mon Sep 25 21:41:4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70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1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0" calcext:value-type="float">
            <text:p>1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2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3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4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5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6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7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8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79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80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81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82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82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83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83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84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84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85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6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7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8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9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0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1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2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3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4</text:p>
          </table:table-cell>
          <table:table-cell office:value-type="string" calcext:value-type="string">
            <text:p>Mon Sep 25 21:41:4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85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2" calcext:value-type="float">
            <text:p>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86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87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88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89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90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91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92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93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94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95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95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896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7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8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9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0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1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2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3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4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5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6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7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8</text:p>
          </table:table-cell>
          <table:table-cell office:value-type="string" calcext:value-type="string">
            <text:p>Mon Sep 25 21:41:5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96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97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98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899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0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1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2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3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4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5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6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7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08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09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09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9" calcext:value-type="float">
            <text:p>9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10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10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11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11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12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3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4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5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6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7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8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9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0</text:p>
          </table:table-cell>
          <table:table-cell office:value-type="string" calcext:value-type="string">
            <text:p>Mon Sep 25 21:41:5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12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13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14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15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16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17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18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19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0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21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21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22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3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4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5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6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7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8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29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0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1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2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3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4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5</text:p>
          </table:table-cell>
          <table:table-cell office:value-type="string" calcext:value-type="string">
            <text:p>Mon Sep 25 21:41:5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22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3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4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5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6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7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8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29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0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1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2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3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4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5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36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36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37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8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9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0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1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2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3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4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5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6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7</text:p>
          </table:table-cell>
          <table:table-cell office:value-type="string" calcext:value-type="string">
            <text:p>Mon Sep 25 21:41:53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37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8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39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0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1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2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3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4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5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6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47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48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48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49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49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3" calcext:value-type="float">
            <text:p>8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50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1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2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3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4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5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6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7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8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9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60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61</text:p>
          </table:table-cell>
          <table:table-cell office:value-type="string" calcext:value-type="string">
            <text:p>Mon Sep 25 21:41:54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50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1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2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3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4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5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1" calcext:value-type="float">
            <text:p>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6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5" calcext:value-type="float">
            <text:p>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7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8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59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60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61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62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62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63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63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64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65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65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66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67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68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69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70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71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72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73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74</text:p>
          </table:table-cell>
          <table:table-cell office:value-type="string" calcext:value-type="string">
            <text:p>Mon Sep 25 21:41:55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64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9" calcext:value-type="float">
            <text:p>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66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67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68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69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70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71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72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73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74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75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75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76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76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77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77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78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79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0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1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2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3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4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5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6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87</text:p>
          </table:table-cell>
          <table:table-cell office:value-type="string" calcext:value-type="string">
            <text:p>Mon Sep 25 21:41:56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00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01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78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79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0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1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2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3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4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5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6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87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6" calcext:value-type="float">
            <text:p>8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88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88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89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89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990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1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2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3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4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5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6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7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8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9</text:p>
          </table:table-cell>
          <table:table-cell office:value-type="string" calcext:value-type="string">
            <text:p>Mon Sep 25 21:41:57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00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01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02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02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03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03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04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04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05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06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07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08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09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10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11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12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13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14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15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90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1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2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3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4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5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6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7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8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999</text:p>
          </table:table-cell>
          <table:table-cell office:value-type="string" calcext:value-type="string">
            <text:p>Mon Sep 25 21:41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05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06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07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08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09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10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11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12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13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14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15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16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16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17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17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18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18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19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0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1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2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3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4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5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6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7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8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9</text:p>
          </table:table-cell>
          <table:table-cell office:value-type="string" calcext:value-type="string">
            <text:p>Mon Sep 25 21:41:59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19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0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1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2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3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4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5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6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7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8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29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30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1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31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32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32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33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4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5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6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7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8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9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40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41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42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43</text:p>
          </table:table-cell>
          <table:table-cell office:value-type="string" calcext:value-type="string">
            <text:p>Mon Sep 25 21:42:00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30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33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34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35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36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37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38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39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40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41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42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43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44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44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45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45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46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47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48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49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0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1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2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3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4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5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6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7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8</text:p>
          </table:table-cell>
          <table:table-cell office:value-type="string" calcext:value-type="string">
            <text:p>Mon Sep 25 21:42:01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46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90" calcext:value-type="float">
            <text:p>1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47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48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49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0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1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2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3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4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5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6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7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Thread-1058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59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59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60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60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Thread-1061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62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63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64</text:p>
          </table:table-cell>
          <table:table-cell office:value-type="string" calcext:value-type="string">
            <text:p>Mon Sep 25 21:42:02 BRT 2017</text:p>
          </table:table-cell>
          <table:table-cell office:value-type="string" calcext:value-type="string">
            <text:p>request sent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2127" table:display-filter-buttons="true">
          <table:filter>
            <table:filter-and>
              <table:filter-condition table:field-number="3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21:46:22.208403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59:26.454108035</meta:creation-date>
    <dc:date>2017-09-25T21:54:14.890039304</dc:date>
    <meta:editing-duration>PT16M37S</meta:editing-duration>
    <meta:editing-cycles>7</meta:editing-cycles>
    <meta:generator>LibreOffice/5.1.6.2$Linux_X86_64 LibreOffice_project/10m0$Build-2</meta:generator>
    <meta:document-statistic meta:table-count="1" meta:cell-count="74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Sheet1.D1:Sheet1.D2123" chart:data-source-has-labels="row" svg:x="0.32cm" svg:y="0.18cm" svg:width="12.905cm" svg:height="8.64cm">
          <chartooo:coordinate-region svg:x="1.497cm" svg:y="0.379cm" svg:width="11.72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0:Sheet1.D2123" chart:label-cell-address="Sheet1.D1:Sheet1.D9" chart:class="chart:line">
            <chart:data-point chart:repeated="10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(ms)</text:p>
                <draw:g>
                  <svg:desc>Sheet1.D1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9">
                <text:p>959</text:p>
                <draw:g>
                  <svg:desc>Sheet1.D10:Sheet1.D2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22">
                <text:p>90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85">
                <text:p>89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886">
                <text:p>88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60">
                <text:p>90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45">
                <text:p>91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859">
                <text:p>88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827">
                <text:p>88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10">
                <text:p>841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53">
                <text:p>85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116">
                <text:p>81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06">
                <text:p>80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689">
                <text:p>76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69">
                <text:p>71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847">
                <text:p>68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65">
                <text:p>77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982">
                <text:p>79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855">
                <text:p>78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987">
                <text:p>79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997">
                <text:p>89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992">
                <text:p>79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946">
                <text:p>79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3">
                <text:p>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